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1b3" officeooo:paragraph-rsid="0013e1b3"/>
    </style:style>
    <style:style style:name="P2" style:family="paragraph" style:parent-style-name="Standard">
      <style:paragraph-properties fo:line-height="150%">
        <style:tab-stops>
          <style:tab-stop style:position="2.1154in"/>
          <style:tab-stop style:position="2.4681in"/>
        </style:tab-stops>
      </style:paragraph-properties>
      <style:text-properties officeooo:rsid="0013e1b3" officeooo:paragraph-rsid="0013e1b3"/>
    </style:style>
    <style:style style:name="P3" style:family="paragraph" style:parent-style-name="Standard">
      <style:paragraph-properties fo:line-height="150%">
        <style:tab-stops>
          <style:tab-stop style:position="2.1154in"/>
          <style:tab-stop style:position="2.4681in"/>
        </style:tab-stops>
      </style:paragraph-properties>
      <style:text-properties officeooo:paragraph-rsid="0013e1b3"/>
    </style:style>
    <style:style style:name="P4" style:family="paragraph" style:parent-style-name="Standard">
      <style:text-properties style:font-name="Noto Serif CJK SC" fo:font-size="13pt" fo:font-weight="bold" officeooo:rsid="0013e1b3" officeooo:paragraph-rsid="0013e1b3" style:font-size-asian="13pt" style:font-weight-asian="bold" style:font-size-complex="13pt" style:font-weight-complex="bold"/>
    </style:style>
    <style:style style:name="T1" style:family="text">
      <style:text-properties officeooo:rsid="0013e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be, a city or region you want to live.</text:p>
      <text:p text:style-name="P1"/>
      <text:p text:style-name="P2">City/ Region Name<text:tab/>:</text:p>
      <text:p text:style-name="P2">Population<text:tab/>:</text:p>
      <text:p text:style-name="P2">Weather/ Climate<text:tab/>:</text:p>
      <text:p text:style-name="P3"><text:span text:style-name="T1">Transportation<text:tab/>:</text:span></text:p>
      <text:p text:style-name="P2">Education<text:tab/>:</text:p>
      <text:p text:style-name="P2">Health Care Services<text:tab/>:</text:p>
      <text:p text:style-name="P2">Living Standard<text:tab/>:</text:p>
      <text:p text:style-name="P2">Language Spoken<text:tab/>:</text:p>
      <text:p text:style-name="P2">Famous Place in this region<text:tab/>:</text:p>
      <text:p text:style-name="P2">Tradition / Culture Festival<text:tab/>:</text:p>
      <text:p text:style-name="P2">Reason Why you want to live<text:tab/>:</text:p>
      <text:p text:style-name="P2"/>
      <text:p text:style-name="P2"/>
      <text:p text:style-name="P2">Write 250 Word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1:58:01.237062462</meta:creation-date>
    <dc:date>2022-12-12T22:05:19.978388563</dc:date>
    <meta:editing-duration>PT7M31S</meta:editing-duration>
    <meta:editing-cycles>1</meta:editing-cycles>
    <meta:document-statistic meta:table-count="0" meta:image-count="0" meta:object-count="0" meta:page-count="1" meta:paragraph-count="13" meta:word-count="53" meta:character-count="279" meta:non-whitespace-character-count="239"/>
    <meta:generator>LibreOffice/6.4.6.2$Linux_X86_64 LibreOffice_project/40$Build-2</meta:generator>
  </office:meta>
</office:document-meta>
</file>